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3399ff" fo:font-size="44pt" officeooo:rsid="0003e7af" officeooo:paragraph-rsid="0003e7af" style:font-size-asian="44pt" style:font-size-complex="44pt"/>
    </style:style>
    <style:style style:name="P3" style:family="paragraph" style:parent-style-name="Standard">
      <style:paragraph-properties fo:text-align="center" style:justify-single-word="false"/>
      <style:text-properties fo:color="#000000" fo:font-size="16pt" officeooo:rsid="0003e7af" officeooo:paragraph-rsid="0003e7af" style:font-size-asian="16pt" style:font-size-complex="16pt"/>
    </style:style>
    <style:style style:name="P4" style:family="paragraph" style:parent-style-name="Standard" style:master-page-name="First_20_Page">
      <style:paragraph-properties fo:text-align="center" style:justify-single-word="false" style:page-number="auto"/>
    </style:style>
    <style:style style:name="P5" style:family="paragraph" style:parent-style-name="Standard" style:master-page-name="Standard">
      <style:paragraph-properties fo:text-align="start" style:justify-single-word="false" style:page-number="auto"/>
      <style:text-properties fo:color="#000000" fo:font-size="16pt" officeooo:rsid="0003e7af" officeooo:paragraph-rsid="0003e7af" style:font-size-asian="16pt" style:font-size-complex="16pt"/>
    </style:style>
    <style:style style:name="P6" style:family="paragraph" style:parent-style-name="Standard" style:master-page-name="Index">
      <style:paragraph-properties fo:text-align="center" style:justify-single-word="false" style:page-number="auto"/>
      <style:text-properties fo:color="#000000" fo:font-size="16pt" officeooo:rsid="0003e7af" officeooo:paragraph-rsid="0003e7af" style:font-size-asian="16pt" style:font-size-complex="16pt"/>
    </style:style>
    <style:style style:name="P7" style:family="paragraph" style:parent-style-name="Header">
      <style:text-properties officeooo:rsid="0003e7af" officeooo:paragraph-rsid="0003e7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Examen Redes</text:p>
      <text:p text:style-name="P2"/>
      <text:p text:style-name="P3">Alejandro Rodríguez Rojas</text:p>
      <text:p text:style-name="P3"/>
      <text:p text:style-name="P6"/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3e7af" officeooo:paragraph-rsid="0003e7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.051cm" style:shadow="none"/>
      </style:header-style>
      <style:footer-style>
        <style:header-footer-properties fo:min-he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xamen Redes<text:tab/><text:tab/>Alejandro Rodríguez Rojas</text:p>
      </style:header>
      <style:footer>
        <text:p text:style-name="Footer"><text:tab/><text:tab/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08:18:32.471498056</meta:creation-date>
    <dc:date>2019-05-07T08:23:09.423540669</dc:date>
    <meta:editing-duration>PT4M41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3" meta:paragraph-count="4" meta:word-count="11" meta:character-count="79" meta:non-whitespace-character-count="69"/>
  </office:meta>
</office:document-meta>
</file>